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3f90" draw:fill-color="#87ddec" draw:textarea-horizontal-align="justify" draw:textarea-vertical-align="middle" draw:auto-grow-height="false" fo:min-height="0.323cm" fo:min-width="2.613cm"/>
    </style:style>
    <style:style style:name="gr2" style:family="graphic" style:parent-style-name="standard">
      <style:graphic-properties svg:stroke-color="#003f90" draw:fill-color="#cccccc" draw:textarea-horizontal-align="justify" draw:textarea-vertical-align="middle" draw:auto-grow-height="false" fo:min-height="0.323cm" fo:min-width="2.613cm"/>
    </style:style>
    <style:style style:name="gr3" style:family="graphic" style:parent-style-name="standard">
      <style:graphic-properties draw:stroke="none" svg:stroke-color="#003f90" draw:fill-color="#ffffff" draw:textarea-horizontal-align="justify" draw:textarea-vertical-align="middle" draw:auto-grow-height="false" fo:min-height="0.323cm" fo:min-width="2.613cm"/>
    </style:style>
    <style:style style:name="gr4" style:family="graphic" style:parent-style-name="standard">
      <style:graphic-properties svg:stroke-color="#003f90" draw:fill-color="#a6efe3" draw:textarea-horizontal-align="justify" draw:textarea-vertical-align="middle" draw:auto-grow-height="false" fo:min-height="0.323cm" fo:min-width="2.613cm"/>
    </style:style>
    <style:style style:name="gr5" style:family="graphic" style:parent-style-name="standard">
      <style:graphic-properties svg:stroke-color="#003f90" draw:fill-color="#00d8ff" draw:textarea-horizontal-align="justify" draw:textarea-vertical-align="middle" draw:auto-grow-height="false" fo:min-height="0.323cm" fo:min-width="2.613cm"/>
    </style:style>
    <style:style style:name="gr6" style:family="graphic" style:parent-style-name="standard">
      <style:graphic-properties draw:stroke="none" svg:stroke-color="#003f90" draw:fill-color="#ffffff" draw:textarea-horizontal-align="justify" draw:textarea-vertical-align="middle" draw:auto-grow-height="false" fo:min-height="0.323cm" fo:min-width="0.073cm"/>
    </style:style>
    <style:style style:name="P1" style:family="paragraph">
      <style:paragraph-properties fo:text-align="center"/>
    </style:style>
    <style:style style:name="P2" style:family="paragraph">
      <loext:graphic-properties draw:fill-color="#87ddec"/>
      <style:paragraph-properties fo:text-align="center"/>
      <style:text-properties style:font-name="Avenir Next"/>
    </style:style>
    <style:style style:name="P3" style:family="paragraph">
      <loext:graphic-properties draw:fill-color="#cccccc"/>
      <style:paragraph-properties fo:text-align="center"/>
      <style:text-properties style:font-name="Avenir Next"/>
    </style:style>
    <style:style style:name="P4" style:family="paragraph">
      <loext:graphic-properties draw:fill-color="#ffffff"/>
      <style:paragraph-properties fo:text-align="center"/>
      <style:text-properties style:font-name="Avenir Next"/>
    </style:style>
    <style:style style:name="P5" style:family="paragraph">
      <loext:graphic-properties draw:fill-color="#a6efe3"/>
      <style:paragraph-properties fo:text-align="center"/>
      <style:text-properties style:font-name="Avenir Next"/>
    </style:style>
    <style:style style:name="P6" style:family="paragraph">
      <loext:graphic-properties draw:fill-color="#00d8ff"/>
      <style:paragraph-properties fo:text-align="center"/>
      <style:text-properties style:font-name="Avenir Next"/>
    </style:style>
    <style:style style:name="T1" style:family="text">
      <style:text-properties style:font-name="Avenir Nex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175cm" svg:height="0.635cm" svg:x="3.235cm" svg:y="1.635cm">
          <text:p text:style-name="P1"><text:span text:style-name="T1">adj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175cm" svg:height="0.635cm" svg:x="7.055cm" svg:y="1.635cm">
          <text:p text:style-name="P1"><text:span text:style-name="T1">na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175cm" svg:height="0.635cm" svg:x="10.855cm" svg:y="1.635cm">
          <text:p text:style-name="P1"><text:span text:style-name="T1">was s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175cm" svg:height="0.635cm" svg:x="14.665cm" svg:y="1.635cm">
          <text:p text:style-name="P1"><text:span text:style-name="T1">adj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175cm" svg:height="0.635cm" svg:x="1.335cm" svg:y="2.905cm">
          <text:p text:style-name="P1"><text:span text:style-name="T1">th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175cm" svg:height="0.635cm" svg:x="5.145cm" svg:y="2.905cm">
          <text:p text:style-name="P1"><text:span text:style-name="T1">pro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draw:layer="layout" svg:width="3.175cm" svg:height="0.635cm" svg:x="8.955cm" svg:y="2.905cm">
          <text:p text:style-name="P1"><text:span text:style-name="T1">verb (past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3.175cm" svg:height="0.635cm" svg:x="12.755cm" svg:y="2.905cm">
          <text:p text:style-name="P1"><text:span text:style-name="T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.175cm" svg:height="0.635cm" svg:x="16.565cm" svg:y="2.905cm">
          <text:p text:style-name="P1"><text:span text:style-name="T1">nou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0.635cm" svg:height="0.635cm" svg:x="19.785cm" svg:y="2.905cm">
          <text:p text:style-name="P1"><text:span text:style-name="T1">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9:32:00.158618719</meta:creation-date>
    <dc:date>2016-10-29T20:03:32.975719114</dc:date>
    <meta:editing-duration>PT16M46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